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0.891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level1_5f_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10:1&quot;" style:apply-style-name="Excel_5f_CondFormat_5f_1_5f_1_5f_1" style:base-cell-address="level1_1.C2"/>
      <style:map style:condition="cell-content()=&quot;0:2&quot;" style:apply-style-name="Excel_5f_CondFormat_5f_1_5f_1_5f_2" style:base-cell-address="level1_1.C2"/>
      <style:map style:condition="cell-content()=&quot;1:2&quot;" style:apply-style-name="Excel_5f_CondFormat_5f_1_5f_1_5f_3" style:base-cell-address="level1_1.C2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10:1&quot;" style:apply-style-name="Excel_5f_CondFormat_5f_1_5f_1_5f_1" style:base-cell-address="level1_1.M6"/>
      <style:map style:condition="cell-content()=&quot;4:2&quot;" style:apply-style-name="Excel_5f_CondFormat_5f_1_5f_1_5f_2" style:base-cell-address="level1_1.M6"/>
      <style:map style:condition="cell-content()=&quot;1:2&quot;" style:apply-style-name="Excel_5f_CondFormat_5f_1_5f_1_5f_3" style:base-cell-address="level1_1.M6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24:1&quot;" style:apply-style-name="Excel_5f_CondFormat_5f_1_5f_1_5f_1" style:base-cell-address="level1_1.S8"/>
      <style:map style:condition="cell-content()=&quot;0:2&quot;" style:apply-style-name="Excel_5f_CondFormat_5f_1_5f_1_5f_2" style:base-cell-address="level1_1.S8"/>
      <style:map style:condition="cell-content()=&quot;6:2&quot;" style:apply-style-name="Excel_5f_CondFormat_5f_1_5f_1_5f_3" style:base-cell-address="level1_1.S8"/>
    </style:style>
    <style:style style:name="ce4" style:family="table-cell" style:parent-style-name="Default" style:data-style-name="N100">
      <style:map style:condition="cell-content()=&quot;24:1&quot;" style:apply-style-name="Excel_5f_CondFormat_5f_1_5f_1_5f_1" style:base-cell-address="level1_1.A1"/>
      <style:map style:condition="cell-content()=&quot;0:2&quot;" style:apply-style-name="Excel_5f_CondFormat_5f_1_5f_1_5f_2" style:base-cell-address="level1_1.A1"/>
      <style:map style:condition="cell-content()=&quot;1:2&quot;" style:apply-style-name="Excel_5f_CondFormat_5f_1_5f_1_5f_3" style:base-cell-address="level1_1.A1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map style:condition="cell-content()=&quot;10:1&quot;" style:apply-style-name="Excel_5f_CondFormat_5f_1_5f_1_5f_1" style:base-cell-address="level1_1.C2"/>
      <style:map style:condition="cell-content()=&quot;0:2&quot;" style:apply-style-name="Excel_5f_CondFormat_5f_1_5f_1_5f_2" style:base-cell-address="level1_1.C2"/>
      <style:map style:condition="cell-content()=&quot;1:2&quot;" style:apply-style-name="Excel_5f_CondFormat_5f_1_5f_1_5f_3" style:base-cell-address="level1_1.C2"/>
    </style:style>
  </office:automatic-styles>
  <office:body>
    <office:spreadsheet>
      <table:calculation-settings table:case-sensitive="false" table:automatic-find-labels="false" table:use-regular-expressions="false"/>
      <table:table table:name="level1_1" table:style-name="ta1" table:print="false">
        <office:forms form:automatic-focus="false" form:apply-design-mode="false"/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1">
          <table:table-cell table:number-columns-repeated="20" table:style-name="ce1" office:value-type="string">
            <text:p>10:1</text:p>
          </table:table-cell>
          <table:table-cell table:style-name="ce4"/>
          <table:table-cell table:number-columns-repeated="15" table:style-name="ce6" office:value-type="string">
            <text:p>10:1</text:p>
          </table:table-cell>
          <table:table-cell table:number-columns-repeated="2" table:style-name="ce1" office:value-type="string">
            <text:p>0:1</text:p>
          </table:table-cell>
          <table:table-cell table:number-columns-repeated="3" table:style-name="ce6" office:value-type="string">
            <text:p>10:1</text:p>
          </table:table-cell>
          <table:table-cell table:style-name="ce4"/>
          <table:table-cell table:number-columns-repeated="18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20" table:style-name="ce1" office:value-type="string">
            <text:p>10:1</text:p>
          </table:table-cell>
          <table:table-cell table:style-name="ce4"/>
          <table:table-cell table:number-columns-repeated="14" table:style-name="ce6" office:value-type="string">
            <text:p>10:1</text:p>
          </table:table-cell>
          <table:table-cell table:style-name="ce1" office:value-type="string">
            <text:p>0:1</text:p>
          </table:table-cell>
          <table:table-cell table:number-columns-repeated="2"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number-columns-repeated="2" table:style-name="ce6" office:value-type="string">
            <text:p>10:1</text:p>
          </table:table-cell>
          <table:table-cell table:style-name="ce4"/>
          <table:table-cell table:number-columns-repeated="18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18"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4"/>
          <table:table-cell table:number-columns-repeated="13" table:style-name="ce6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number-columns-repeated="2"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number-columns-repeated="2" table:style-name="ce6" office:value-type="string">
            <text:p>10:1</text:p>
          </table:table-cell>
          <table:table-cell table:style-name="ce4"/>
          <table:table-cell table:number-columns-repeated="18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17" table:style-name="ce1" office:value-type="string">
            <text:p>10:1</text:p>
          </table:table-cell>
          <table:table-cell table:number-columns-repeated="3" table:style-name="ce1" office:value-type="string">
            <text:p>0:1</text:p>
          </table:table-cell>
          <table:table-cell table:style-name="ce4"/>
          <table:table-cell table:number-columns-repeated="2" table:style-name="ce1" office:value-type="string">
            <text:p>0:1</text:p>
          </table:table-cell>
          <table:table-cell table:number-columns-repeated="8" table:style-name="ce6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6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2"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6" office:value-type="string">
            <text:p>10:1</text:p>
          </table:table-cell>
          <table:table-cell table:style-name="ce4"/>
          <table:table-cell table:number-columns-repeated="13" table:style-name="ce6" office:value-type="string">
            <text:p>10:1</text:p>
          </table:table-cell>
          <table:table-cell table:style-name="ce1" office:value-type="string">
            <text:p>10:3</text:p>
          </table:table-cell>
          <table:table-cell table:number-columns-repeated="4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16"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number-columns-repeated="3" table:style-name="ce2" office:value-type="string">
            <text:p>4:2</text:p>
          </table:table-cell>
          <table:table-cell table:style-name="ce4"/>
          <table:table-cell table:number-columns-repeated="2"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number-columns-repeated="5" table:style-name="ce6" office:value-type="string">
            <text:p>10:1</text:p>
          </table:table-cell>
          <table:table-cell table:number-columns-repeated="4"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4"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6" office:value-type="string">
            <text:p>10:1</text:p>
          </table:table-cell>
          <table:table-cell table:style-name="ce4"/>
          <table:table-cell table:number-columns-repeated="12" table:style-name="ce6" office:value-type="string">
            <text:p>10:1</text:p>
          </table:table-cell>
          <table:table-cell table:number-columns-repeated="3" table:style-name="ce1" office:value-type="string">
            <text:p>0:1</text:p>
          </table:table-cell>
          <table:table-cell table:number-columns-repeated="3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5" table:style-name="ce1" office:value-type="string">
            <text:p>10:1</text:p>
          </table:table-cell>
          <table:table-cell table:number-columns-repeated="2" table:style-name="ce1" office:value-type="string">
            <text:p>0:1</text:p>
          </table:table-cell>
          <table:table-cell table:number-columns-repeated="8"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number-columns-repeated="3" table:style-name="ce3" office:value-type="string">
            <text:p>5:2</text:p>
          </table:table-cell>
          <table:table-cell table:style-name="ce4"/>
          <table:table-cell table:number-columns-repeated="2"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number-columns-repeated="4" table:style-name="ce6" office:value-type="string">
            <text:p>10:1</text:p>
          </table:table-cell>
          <table:table-cell table:style-name="ce1" office:value-type="string">
            <text:p>0:1</text:p>
          </table:table-cell>
          <table:table-cell table:number-columns-repeated="4"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5"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4"/>
          <table:table-cell table:number-columns-repeated="11" table:style-name="ce6" office:value-type="string">
            <text:p>10:1</text:p>
          </table:table-cell>
          <table:table-cell table:style-name="ce1" office:value-type="string">
            <text:p>0:1</text:p>
          </table:table-cell>
          <table:table-cell table:number-columns-repeated="3" table:style-name="ce2" office:value-type="string">
            <text:p>4:2</text:p>
          </table:table-cell>
          <table:table-cell table:number-columns-repeated="3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3" table:style-name="ce1" office:value-type="string">
            <text:p>10:1</text:p>
          </table:table-cell>
          <table:table-cell table:number-columns-repeated="2" table:style-name="ce1" office:value-type="string">
            <text:p>0:1</text:p>
          </table:table-cell>
          <table:table-cell table:number-columns-repeated="2" table:style-name="ce2" office:value-type="string">
            <text:p>4:2</text:p>
          </table:table-cell>
          <table:table-cell table:number-columns-repeated="2" table:style-name="ce1" office:value-type="string">
            <text:p>0:1</text:p>
          </table:table-cell>
          <table:table-cell table:number-columns-repeated="5"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3" table:style-name="ce3" office:value-type="string">
            <text:p>6:2</text:p>
          </table:table-cell>
          <table:table-cell table:style-name="ce4"/>
          <table:table-cell table:number-columns-repeated="2"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number-columns-repeated="3" table:style-name="ce6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number-columns-repeated="4" table:style-name="ce3" office:value-type="string">
            <text:p>5:2</text:p>
          </table:table-cell>
          <table:table-cell table:number-columns-repeated="7"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4"/>
          <table:table-cell table:number-columns-repeated="10" table:style-name="ce6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number-columns-repeated="3" table:style-name="ce3" office:value-type="string">
            <text:p>5:2</text:p>
          </table:table-cell>
          <table:table-cell table:number-columns-repeated="3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3" table:style-name="ce1" office:value-type="string">
            <text:p>0:1</text:p>
          </table:table-cell>
          <table:table-cell table:number-columns-repeated="2" table:style-name="ce2" office:value-type="string">
            <text:p>4:2</text:p>
          </table:table-cell>
          <table:table-cell table:number-columns-repeated="2" table:style-name="ce3" office:value-type="string">
            <text:p>5:2</text:p>
          </table:table-cell>
          <table:table-cell table:number-columns-repeated="2" table:style-name="ce2" office:value-type="string">
            <text:p>4:2</text:p>
          </table:table-cell>
          <table:table-cell table:number-columns-repeated="5"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4" table:style-name="ce3" office:value-type="string">
            <text:p>6:2</text:p>
          </table:table-cell>
          <table:table-cell table:style-name="ce4"/>
          <table:table-cell table:number-columns-repeated="3" table:style-name="ce3" office:value-type="string">
            <text:p>6:2</text:p>
          </table:table-cell>
          <table:table-cell table:number-columns-repeated="3"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11"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4"/>
          <table:table-cell table:number-columns-repeated="9" table:style-name="ce6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3" table:style-name="ce3" office:value-type="string">
            <text:p>6:2</text:p>
          </table:table-cell>
          <table:table-cell table:number-columns-repeated="3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3" table:style-name="ce2" office:value-type="string">
            <text:p>4:2</text:p>
          </table:table-cell>
          <table:table-cell table:number-columns-repeated="2" table:style-name="ce3" office:value-type="string">
            <text:p>5:2</text:p>
          </table:table-cell>
          <table:table-cell table:number-columns-repeated="2" table:style-name="ce3" office:value-type="string">
            <text:p>6:2</text:p>
          </table:table-cell>
          <table:table-cell table:number-columns-repeated="2" table:style-name="ce3" office:value-type="string">
            <text:p>5:2</text:p>
          </table:table-cell>
          <table:table-cell table:number-columns-repeated="5"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5" table:style-name="ce3" office:value-type="string">
            <text:p>6:2</text:p>
          </table:table-cell>
          <table:table-cell table:style-name="ce4"/>
          <table:table-cell table:number-columns-repeated="3" table:style-name="ce3" office:value-type="string">
            <text:p>6:2</text:p>
          </table:table-cell>
          <table:table-cell table:number-columns-repeated="3"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13" table:style-name="ce3" office:value-type="string">
            <text:p>6:2</text:p>
          </table:table-cell>
          <table:table-cell table:style-name="ce4"/>
          <table:table-cell table:number-columns-repeated="9"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4" table:style-name="ce3" office:value-type="string">
            <text:p>6:2</text:p>
          </table:table-cell>
          <table:table-cell table:number-columns-repeated="3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3" table:style-name="ce3" office:value-type="string">
            <text:p>5:2</text:p>
          </table:table-cell>
          <table:table-cell table:number-columns-repeated="6" table:style-name="ce3" office:value-type="string">
            <text:p>6:2</text:p>
          </table:table-cell>
          <table:table-cell table:number-columns-repeated="5" table:style-name="ce3" office:value-type="string">
            <text:p>5:2</text:p>
          </table:table-cell>
          <table:table-cell table:number-columns-repeated="6" table:style-name="ce3" office:value-type="string">
            <text:p>6:2</text:p>
          </table:table-cell>
          <table:table-cell table:style-name="ce4"/>
          <table:table-cell table:number-columns-repeated="3" table:style-name="ce3" office:value-type="string">
            <text:p>6:2</text:p>
          </table:table-cell>
          <table:table-cell table:number-columns-repeated="3" table:style-name="ce3" office:value-type="string">
            <text:p>5:2</text:p>
          </table:table-cell>
          <table:table-cell table:number-columns-repeated="14" table:style-name="ce3" office:value-type="string">
            <text:p>6:2</text:p>
          </table:table-cell>
          <table:table-cell table:style-name="ce4"/>
          <table:table-cell table:number-columns-repeated="9"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number-columns-repeated="5" table:style-name="ce3" office:value-type="string">
            <text:p>6:2</text:p>
          </table:table-cell>
          <table:table-cell table:number-columns-repeated="3" table:style-name="ce6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2">
          <table:table-cell table:style-name="Default" table:number-columns-repeated="20"/>
          <table:table-cell table:style-name="ce4"/>
          <table:table-cell table:style-name="Default" table:number-columns-repeated="20"/>
          <table:table-cell table:style-name="ce4"/>
          <table:table-cell table:style-name="Default" table:number-columns-repeated="20"/>
          <table:table-cell table:style-name="ce4" table:number-columns-repeated="194"/>
          <table:table-cell table:number-columns-repeated="768"/>
        </table:table-row>
        <table:table-row table:style-name="ro1">
          <table:table-cell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number-columns-repeated="11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number-columns-repeated="4" table:style-name="ce3" office:value-type="string">
            <text:p>6:2</text:p>
          </table:table-cell>
          <table:table-cell table:style-name="ce4"/>
          <table:table-cell table:number-columns-repeated="5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number-columns-repeated="6" table:style-name="ce3" office:value-type="string">
            <text:p>6:2</text:p>
          </table:table-cell>
          <table:table-cell table:style-name="Default"/>
          <table:table-cell table:number-columns-repeated="9" table:style-name="ce3" office:value-type="string">
            <text:p>5:2</text:p>
          </table:table-cell>
          <table:table-cell table:number-columns-repeated="6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number-columns-repeated="10"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style-name="ce4"/>
          <table:table-cell table:number-columns-repeated="6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6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number-columns-repeated="5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number-columns-repeated="7" table:style-name="ce1" office:value-type="string">
            <text:p>10:1</text:p>
          </table:table-cell>
          <table:table-cell table:style-name="ce4"/>
          <table:table-cell table:number-columns-repeated="17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2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8" table:style-name="ce1" office:value-type="string">
            <text:p>10:1</text:p>
          </table:table-cell>
          <table:table-cell table:style-name="ce4"/>
          <table:table-cell table:number-columns-repeated="20"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5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2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14" table:style-name="ce1" office:value-type="string">
            <text:p>10:1</text:p>
          </table:table-cell>
          <table:table-cell table:style-name="ce4"/>
          <table:table-cell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number-columns-repeated="10"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number-columns-repeated="6" table:style-name="ce1" office:value-type="string">
            <text:p>10:1</text:p>
          </table:table-cell>
          <table:table-cell table:style-name="Default"/>
          <table:table-cell table:number-columns-repeated="7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9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2" table:style-name="ce3" office:value-type="string">
            <text:p>6:2</text:p>
          </table:table-cell>
          <table:table-cell table:number-columns-repeated="18" table:style-name="ce1" office:value-type="string">
            <text:p>10:1</text:p>
          </table:table-cell>
          <table:table-cell table:style-name="ce4"/>
          <table:table-cell table:number-columns-repeated="4" table:style-name="ce3" office:value-type="string">
            <text:p>6:2</text:p>
          </table:table-cell>
          <table:table-cell table:number-columns-repeated="16" table:style-name="ce1" office:value-type="string">
            <text:p>10:1</text:p>
          </table:table-cell>
          <table:table-cell table:style-name="Default"/>
          <table:table-cell table:number-columns-repeated="17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3" table:style-name="ce3" office:value-type="string">
            <text:p>6:2</text:p>
          </table:table-cell>
          <table:table-cell table:number-columns-repeated="11"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number-columns-repeated="3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/>
          <table:table-cell table:number-columns-repeated="5" table:style-name="ce3" office:value-type="string">
            <text:p>6:2</text:p>
          </table:table-cell>
          <table:table-cell table:number-columns-repeated="7" table:style-name="ce1" office:value-type="string">
            <text:p>10:1</text:p>
          </table:table-cell>
          <table:table-cell table:number-columns-repeated="6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style-name="Default"/>
          <table:table-cell table:number-columns-repeated="4"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number-columns-repeated="6"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number-columns-repeated="5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3" table:style-name="ce3" office:value-type="string">
            <text:p>6:2</text:p>
          </table:table-cell>
          <table:table-cell table:number-columns-repeated="13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style-name="ce4"/>
          <table:table-cell table:number-columns-repeated="6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number-columns-repeated="11" table:style-name="ce3" office:value-type="string">
            <text:p>6:2</text:p>
          </table:table-cell>
          <table:table-cell table:style-name="Default"/>
          <table:table-cell table:number-columns-repeated="16" table:style-name="ce1" office:value-type="string">
            <text:p>10:1</text:p>
          </table:table-cell>
          <table:table-cell table:number-columns-repeated="4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3" table:style-name="ce3" office:value-type="string">
            <text:p>6:2</text:p>
          </table:table-cell>
          <table:table-cell table:number-columns-repeated="9" table:style-name="ce1" office:value-type="string">
            <text:p>10:1</text:p>
          </table:table-cell>
          <table:table-cell table:number-columns-repeated="4"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style-name="ce4"/>
          <table:table-cell table:number-columns-repeated="20" table:style-name="ce3" office:value-type="string">
            <text:p>6:2</text:p>
          </table:table-cell>
          <table:table-cell table:style-name="Default"/>
          <table:table-cell table:number-columns-repeated="20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4"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number-columns-repeated="4" table:style-name="ce3" office:value-type="string">
            <text:p>6:2</text:p>
          </table:table-cell>
          <table:table-cell table:number-columns-repeated="8" table:style-name="ce1" office:value-type="string">
            <text:p>10:1</text:p>
          </table:table-cell>
          <table:table-cell table:style-name="ce4"/>
          <table:table-cell table:number-columns-repeated="20" table:style-name="ce3" office:value-type="string">
            <text:p>6:2</text:p>
          </table:table-cell>
          <table:table-cell table:style-name="Default"/>
          <table:table-cell table:number-columns-repeated="20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2">
          <table:table-cell table:style-name="ce4" table:number-columns-repeated="256"/>
          <table:table-cell table:number-columns-repeated="768"/>
        </table:table-row>
        <table:table-row table:style-name="ro1">
          <table:table-cell table:number-columns-repeated="5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number-columns-repeated="13" table:style-name="ce3" office:value-type="string">
            <text:p>6:2</text:p>
          </table:table-cell>
          <table:table-cell table:style-name="ce4"/>
          <table:table-cell table:number-columns-repeated="2" table:style-name="ce3" office:value-type="string">
            <text:p>6:2</text:p>
          </table:table-cell>
          <table:table-cell table:number-columns-repeated="16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/>
          <table:table-cell table:number-columns-repeated="4" table:style-name="ce3" office:value-type="string">
            <text:p>6:2</text:p>
          </table:table-cell>
          <table:table-cell table:number-columns-repeated="15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5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number-columns-repeated="13" table:style-name="ce3" office:value-type="string">
            <text:p>6:2</text:p>
          </table:table-cell>
          <table:table-cell table:style-name="ce4"/>
          <table:table-cell table:style-name="ce3" office:value-type="string">
            <text:p>6:2</text:p>
          </table:table-cell>
          <table:table-cell table:number-columns-repeated="17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/>
          <table:table-cell table:number-columns-repeated="4" table:style-name="ce3" office:value-type="string">
            <text:p>6:2</text:p>
          </table:table-cell>
          <table:table-cell table:number-columns-repeated="15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5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number-columns-repeated="11"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style-name="ce4"/>
          <table:table-cell table:number-columns-repeated="18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/>
          <table:table-cell table:number-columns-repeated="4" table:style-name="ce3" office:value-type="string">
            <text:p>6:2</text:p>
          </table:table-cell>
          <table:table-cell table:number-columns-repeated="15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5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number-columns-repeated="6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style-name="ce4"/>
          <table:table-cell table:number-columns-repeated="20" table:style-name="ce1" office:value-type="string">
            <text:p>10:1</text:p>
          </table:table-cell>
          <table:table-cell table:style-name="ce4"/>
          <table:table-cell table:number-columns-repeated="2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number-columns-repeated="15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6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number-columns-repeated="5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number-columns-repeated="3" table:style-name="ce1" office:value-type="string">
            <text:p>10:1</text:p>
          </table:table-cell>
          <table:table-cell table:style-name="ce4"/>
          <table:table-cell table:number-columns-repeated="20" table:style-name="ce1" office:value-type="string">
            <text:p>10:1</text:p>
          </table:table-cell>
          <table:table-cell table:style-name="ce4"/>
          <table:table-cell table:number-columns-repeated="19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6" table:style-name="ce3" office:value-type="string">
            <text:p>6:2</text:p>
          </table:table-cell>
          <table:table-cell table:number-columns-repeated="7"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number-columns-repeated="5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/>
          <table:table-cell table:style-name="ce3" office:value-type="string">
            <text:p>6:2</text:p>
          </table:table-cell>
          <table:table-cell table:number-columns-repeated="19" table:style-name="ce1" office:value-type="string">
            <text:p>10:1</text:p>
          </table:table-cell>
          <table:table-cell table:style-name="ce4"/>
          <table:table-cell table:number-columns-repeated="19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7" table:style-name="ce3" office:value-type="string">
            <text:p>6:2</text:p>
          </table:table-cell>
          <table:table-cell table:number-columns-repeated="11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/>
          <table:table-cell table:number-columns-repeated="2" table:style-name="ce3" office:value-type="string">
            <text:p>6:2</text:p>
          </table:table-cell>
          <table:table-cell table:number-columns-repeated="16" table:style-name="ce1" office:value-type="string">
            <text:p>10:1</text:p>
          </table:table-cell>
          <table:table-cell table:number-columns-repeated="2" table:style-name="ce3" office:value-type="string">
            <text:p>6:2</text:p>
          </table:table-cell>
          <table:table-cell table:style-name="ce4"/>
          <table:table-cell table:number-columns-repeated="2" table:style-name="ce3" office:value-type="string">
            <text:p>6:2</text:p>
          </table:table-cell>
          <table:table-cell table:number-columns-repeated="17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7" table:style-name="ce3" office:value-type="string">
            <text:p>6:2</text:p>
          </table:table-cell>
          <table:table-cell table:number-columns-repeated="4" table:style-name="ce1" office:value-type="string">
            <text:p>10:1</text:p>
          </table:table-cell>
          <table:table-cell table:number-columns-repeated="4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number-columns-repeated="3" table:style-name="ce3" office:value-type="string">
            <text:p>6:2</text:p>
          </table:table-cell>
          <table:table-cell table:style-name="ce4"/>
          <table:table-cell table:number-columns-repeated="4" table:style-name="ce3" office:value-type="string">
            <text:p>6:2</text:p>
          </table:table-cell>
          <table:table-cell table:number-columns-repeated="6"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number-columns-repeated="5" table:style-name="ce1" office:value-type="string">
            <text:p>10:1</text:p>
          </table:table-cell>
          <table:table-cell table:number-columns-repeated="4" table:style-name="ce3" office:value-type="string">
            <text:p>6:2</text:p>
          </table:table-cell>
          <table:table-cell table:style-name="ce4"/>
          <table:table-cell table:number-columns-repeated="4" table:style-name="ce3" office:value-type="string">
            <text:p>6:2</text:p>
          </table:table-cell>
          <table:table-cell table:number-columns-repeated="15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8" table:style-name="ce3" office:value-type="string">
            <text:p>6:2</text:p>
          </table:table-cell>
          <table:table-cell table:number-columns-repeated="2" table:style-name="ce1" office:value-type="string">
            <text:p>10:1</text:p>
          </table:table-cell>
          <table:table-cell table:number-columns-repeated="10" table:style-name="ce3" office:value-type="string">
            <text:p>6:2</text:p>
          </table:table-cell>
          <table:table-cell table:style-name="ce4"/>
          <table:table-cell table:number-columns-repeated="7" table:style-name="ce3" office:value-type="string">
            <text:p>6:2</text:p>
          </table:table-cell>
          <table:table-cell table:number-columns-repeated="6" table:style-name="ce1" office:value-type="string">
            <text:p>10:1</text:p>
          </table:table-cell>
          <table:table-cell table:number-columns-repeated="7" table:style-name="ce3" office:value-type="string">
            <text:p>6:2</text:p>
          </table:table-cell>
          <table:table-cell table:style-name="ce4"/>
          <table:table-cell table:number-columns-repeated="4" table:style-name="ce3" office:value-type="string">
            <text:p>6:2</text:p>
          </table:table-cell>
          <table:table-cell table:number-columns-repeated="15"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>
          <table:table-cell table:number-columns-repeated="20" table:style-name="ce3" office:value-type="string">
            <text:p>6:2</text:p>
          </table:table-cell>
          <table:table-cell table:style-name="ce4"/>
          <table:table-cell table:number-columns-repeated="20" table:style-name="ce3" office:value-type="string">
            <text:p>6:2</text:p>
          </table:table-cell>
          <table:table-cell table:style-name="ce4"/>
          <table:table-cell table:number-columns-repeated="20" table:style-name="ce3" office:value-type="string">
            <text:p>6:2</text:p>
          </table:table-cell>
          <table:table-cell table:style-name="ce4" table:number-columns-repeated="194"/>
          <table:table-cell table:number-columns-repeated="768"/>
        </table:table-row>
        <table:table-row table:style-name="ro1" table:number-rows-repeated="65504">
          <table:table-cell table:style-name="ce4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2" table:style-name="ta3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4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irt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ound" style:family="table-cell" style:parent-style-name="Default">
      <style:table-cell-properties fo:background-color="#33cc6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ky" style:family="table-cell" style:parent-style-name="Default" style:data-style-name="N100">
      <style:table-cell-properties fo:background-color="#99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33cc66"/>
    </style:style>
    <style:style style:name="Excel_5f_CondFormat_5f_1_5f_1_5f_3" style:display-name="Excel_CondFormat_1_1_3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23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vel1_5f_1" style:display-name="PageStyle_level1_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Lee Smithson</dc:creator>
    <dc:date>2012-02-13T23:04:00.95</dc:date>
    <meta:document-statistic meta:table-count="4" meta:cell-count="1800" meta:object-count="0"/>
    <meta:generator>OpenOffice.org/3.3$Win32 OpenOffice.org_project/330m20$Build-9567</meta:generator>
  </office:meta>
</office:document-meta>
</file>